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7d236" officeooo:paragraph-rsid="0007d23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ask-14</text:p>
      <text:p text:style-name="P1">I have really enjoyed doing this task. Finding those passwords and saving them accordingly in the pass.txt file.I have gone through various commands mentioned in the website to crack passwords which was interesting and entertaining. Once I got hang of it, the process was pretty smooth. I took halp of Googlr for some quieries.So finally i am done with this fun tas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9T10:25:15.638108424</meta:creation-date>
    <dc:date>2022-11-29T10:28:43.400666284</dc:date>
    <meta:editing-duration>PT3M28S</meta:editing-duration>
    <meta:editing-cycles>1</meta:editing-cycles>
    <meta:document-statistic meta:table-count="0" meta:image-count="0" meta:object-count="0" meta:page-count="1" meta:paragraph-count="2" meta:word-count="63" meta:character-count="374" meta:non-whitespace-character-count="313"/>
    <meta:generator>LibreOffice/7.3.6.2$Linux_X86_64 LibreOffice_project/30$Build-2</meta:generator>
  </office:meta>
</office:document-meta>
</file>